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125in" fo:margin-top="0in" fo:margin-bottom="0in" table:align="center" style:writing-mode="lr-tb"/>
    </style:style>
    <style:style style:name="Table1.A" style:family="table-column">
      <style:table-column-properties style:column-width="1.875in"/>
    </style:style>
    <style:style style:name="Table1.B" style:family="table-column">
      <style:table-column-properties style:column-width="1.3125in"/>
    </style:style>
    <style:style style:name="Table1.C" style:family="table-column">
      <style:table-column-properties style:column-width="0.9993in"/>
    </style:style>
    <style:style style:name="Table1.D" style:family="table-column">
      <style:table-column-properties style:column-width="1.6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4374in" fo:text-indent="0in" style:auto-text-indent="false"/>
    </style:style>
    <style:style style:name="P5" style:family="paragraph" style:parent-style-name="Standard">
      <style:paragraph-properties fo:margin-left="0in" fo:margin-right="-0.4374in" fo:text-indent="0in" style:auto-text-indent="false"/>
      <style:text-properties fo:font-weight="bold" style:font-weight-asian="bold"/>
    </style:style>
    <style:style style:name="P6" style:family="paragraph" style:parent-style-name="Standard">
      <style:paragraph-properties fo:margin-left="1in" fo:margin-right="-0.4374in" fo:text-indent="0.5in" style:auto-text-indent="false"/>
    </style:style>
    <style:style style:name="P7" style:family="paragraph" style:parent-style-name="Standard">
      <style:paragraph-properties fo:margin-left="0in" fo:margin-right="-0.3126in" fo:text-indent="0in"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Normal_20__28_Web_29_">
      <loext:graphic-properties draw:fill="solid" draw:fill-color="#ffffff"/>
      <style:paragraph-properties fo:margin-top="0.1335in" fo:margin-bottom="0.1335in" loext:contextual-spacing="false" fo:background-color="#ffffff"/>
    </style:style>
    <style:style style:name="P10" style:family="paragraph" style:parent-style-name="Normal_20__28_Web_29_" style:list-style-name="WWNum3">
      <loext:graphic-properties draw:fill="solid" draw:fill-color="#ffffff"/>
      <style:paragraph-properties fo:margin-top="0.1335in" fo:margin-bottom="0.1335in" loext:contextual-spacing="false" fo:background-color="#ffffff"/>
    </style:style>
    <style:style style:name="P11" style:family="paragraph" style:parent-style-name="Normal_20__28_Web_29_" style:list-style-name="WWNum1">
      <loext:graphic-properties draw:fill="solid" draw:fill-color="#ffffff"/>
      <style:paragraph-properties fo:margin-top="0.1335in" fo:margin-bottom="0.1335in" loext:contextual-spacing="false" fo:background-color="#ffffff"/>
    </style:style>
    <style:style style:name="P12" style:family="paragraph" style:parent-style-name="Normal_20__28_Web_29_">
      <style:paragraph-properties fo:margin-top="0.1335in" fo:margin-bottom="0.1335in" loext:contextual-spacing="false"/>
    </style:style>
    <style:style style:name="P13" style:family="paragraph" style:parent-style-name="Normal_20__28_Web_29_">
      <loext:graphic-properties draw:fill="solid" draw:fill-color="#ffffff"/>
      <style:paragraph-properties fo:margin-left="0.5in" fo:margin-right="0in" fo:margin-top="0.1335in" fo:margin-bottom="0.1335in" loext:contextual-spacing="false" fo:text-indent="0in" style:auto-text-indent="false" fo:background-color="#ffffff"/>
    </style:style>
    <style:style style:name="P14" style:family="paragraph" style:parent-style-name="Normal_20__28_Web_29_">
      <loext:graphic-properties draw:fill="solid" draw:fill-color="#ffffff"/>
      <style:paragraph-properties fo:margin-left="0.5in" fo:margin-right="0in" fo:margin-top="0.1335in" fo:margin-bottom="0.1335in" loext:contextual-spacing="false" fo:text-indent="0in" style:auto-text-indent="false" fo:background-color="#ffffff"/>
      <style:text-properties fo:color="#555555" style:font-name="Helvetica Neue" fo:font-size="11pt" style:font-size-asian="11pt"/>
    </style:style>
    <style:style style:name="T1" style:family="text">
      <style:text-properties fo:font-size="14pt" style:font-size-asian="14pt"/>
    </style:style>
    <style:style style:name="T2" style:family="text">
      <style:text-properties fo:color="#555555" style:font-name="Helvetica Neue" fo:font-size="11pt" style:font-size-asian="11pt"/>
    </style:style>
    <style:style style:name="T3" style:family="text">
      <style:text-properties fo:color="#555555" style:font-name="Helvetica Neue" fo:font-size="11pt" fo:font-weight="bold" style:font-size-asian="11pt" style:font-weight-asian="bold"/>
    </style:style>
    <style:style style:name="T4" style:family="text">
      <style:text-properties fo:color="#555555" style:text-position="super 58%" style:font-name="Helvetica Neue" fo:font-size="11pt" style:font-size-asian="11pt"/>
    </style:style>
    <style:style style:name="T5" style:family="text">
      <style:text-properties style:font-name="Helvetica Neue" fo:font-size="11pt" style:font-size-asian="11pt"/>
    </style:style>
    <style:style style:name="T6" style:family="text">
      <style:text-properties style:font-name="Helvetica Neue" fo:font-size="11pt" fo:font-weight="bold" style:font-size-asian="11pt" style:font-weight-asian="bold"/>
    </style:style>
    <style:style style:name="T7" style:family="text">
      <style:text-properties fo:color="#000000" style:font-name="Helvetica Neue" fo:font-size="11pt" style:text-underline-style="none" fo:font-weight="bold" style:font-size-asian="11pt" style:font-weight-asian="bold"/>
    </style:style>
    <style:style style:name="T8" style:family="text">
      <style:text-properties fo:color="#000000" style:font-name="Helvetica Neue" fo:font-size="11pt" fo:font-weight="bold" style:font-size-asian="11pt" style:font-weight-asian="bold"/>
    </style:style>
    <style:style style:name="T9" style:family="text">
      <style:text-properties fo:font-weight="bold" style:font-weight-asian="bold"/>
    </style:style>
    <style:style style:name="T10"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MSDS 6371 Project Description (Weeks 13 and 14)</text:span></text:p>
      <text:p text:style-name="P9"><text:span text:style-name="T2">Ask a home buyer to describe their dream house, and they probably won't begin with the height of the basement ceiling or the proximity to an east-west railroad. But this Kaggle competition's dataset proves that much more influences price negotiations than the number of bedrooms or the presence of a white-picket fence.</text:span></text:p>
      <text:p text:style-name="P9"><text:span text:style-name="T2">With 79 explanatory variables describing (almost) every aspect of residential homes in Ames, Iowa, this competition challenges you to predict the final price of each home.</text:span></text:p>
      <text:p text:style-name="P9"><text:span text:style-name="T3">Data and Description: </text:span></text:p>
      <text:p text:style-name="P9"><text:a xlink:type="simple" xlink:href="https://www.kaggle.com/c/house-prices-advanced-regression-techniques" text:style-name="ListLabel_20_7" text:visited-style-name="ListLabel_20_7"><text:span text:style-name="Internet_20_link"><text:span text:style-name="T5">https://www.kaggle.com/c/house-prices-advanced-regression-techniques</text:span></text:span></text:a></text:p>
      <text:p text:style-name="P9"><text:span text:style-name="Internet_20_link"><text:span text:style-name="T7">HOW TO KAGGLE VIDEO: </text:span></text:span></text:p>
      <text:p text:style-name="P9"><text:span text:style-name="T3">QOIs: <text:s/></text:span><text:a xlink:type="simple" xlink:href="https://www.youtube.com/watch?v=0QJtczDPxZQ" text:style-name="ListLabel_20_8" text:visited-style-name="ListLabel_20_8"><text:span text:style-name="Internet_20_link"><text:span text:style-name="T6">https://www.youtube.com/watch?v=0QJtczDPxZQ</text:span></text:span></text:a></text:p>
      <text:p text:style-name="P9"><text:span text:style-name="T2">Read everything BEFORE you begin.</text:span></text:p>
      <text:list xml:id="list406639365" text:style-name="WWNum3">
        <text:list-item>
          <text:p text:style-name="P10"><text:span text:style-name="T2">Use either R or SAS for this project.</text:span><text:bookmark text:name="_GoBack"/></text:p>
        </text:list-item>
      </text:list>
      <text:p text:style-name="P9"><text:span text:style-name="T2">Your team’s objective is to conduct 2 analyses:</text:span></text:p>
      <text:list xml:id="list1508232997" text:style-name="WWNum1">
        <text:list-item>
          <text:p text:style-name="P11"><text:span text:style-name="T2">ANALYSIS 1: Assume that Century 21 Ames (a real estate company) in Ames Iowa has commissioned you to answer a very important question with respect to their business. <text:s/>Century 21 Ames only sells houses in the NAmes, Edwards and BrkSide neighborhoods and would like to simply get an estimate of how the SalePrice of the house is related to the square footage of the living area of the house (GrLIvArea) and if the SalesPrice (and its relationship to square footage) depends on which neighborhood the house is located in. Build and fit a model that will answer this question, keeping in mind that realtors prefer to talk about living area in increments of 100 sq. ft. Provide your client with the estimate (or estimates if it varies by neighborhood) as well as confidence intervals for any estimate(s) you provide. It turns out that Century 21’s leadership team has a member that has some statistical background. Therefore, make sure and provide evidence that the model assumptions are met and that any suspicious observations (outliers / influential observations) have been identified and addressed. Finally, of course, provide your client with a well written conclusion that quantifies the relationship between living area and sale price with respect to these three neighborhoods. Remember that the company is only concerned with the three neighborhoods they sell in. </text:span></text:p>
        </text:list-item>
      </text:list>
      <text:p text:style-name="P13"><text:span text:style-name="T2"><text:s/></text:span></text:p>
      <text:list xml:id="list42957262492411" text:continue-numbering="true" text:style-name="WWNum1">
        <text:list-item>
          <text:p text:style-name="P11"><text:span text:style-name="T2">ANALYSIS 2: Build the most predictive model for sales prices of homes in all of Ames Iowa. <text:s/>This includes all neighborhoods. Your group is limited to only the techniques we have learned in 6371 (no random forests or other methods we have not yet covered). <text:s/>Specifically, you should produce 4 models: one from forward selection, one from backwards elimination, one from stepwise selection, and one that you build custom. <text:s/>The custom model could be one of the three preceding models or one that you build by adding or subtracting variables at your will. <text:s/>Generate an adjusted R</text:span><text:span text:style-name="T4">2</text:span><text:span text:style-name="T2">, CV Press and Kaggle Score for each of these models and clearly describe which model you feel is the best in terms of being able to predict future sale prices of homes in Ames, Iowa. <text:s/>In your paper, please include a table similar to the one below. <text:s/>The </text:span><text:soft-page-break/><text:span text:style-name="T2">group with the lowest public Kaggle score will receive an extra 3 bonus points on the final exam! <text:s/></text:span></text:p>
        </text:list-item>
      </text:list>
      <text:p text:style-name="P13"><text:span text:style-name="T2">Quick note on Kaggle completion: <text:s/>We only have one course under our belts so far (almost), but you can compete in this competition with the tools you have now (top 40</text:span><text:span text:style-name="T4">th</text:span><text:span text:style-name="T2"> percentile or better!). After your next course (6372), you will really be able to do well (top 25</text:span><text:span text:style-name="T4">th</text:span><text:span text:style-name="T2"> percentile or better!). With these skills as well as the skills you pick up in Data Mining and Quantifying the World, you will be able to compete with anyone!</text:span></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3">Predictive Models</text:span></text:p>
          </table:table-cell>
          <table:table-cell table:style-name="Table1.A1" office:value-type="string">
            <text:p text:style-name="P12"><text:span text:style-name="T3">Adjusted R2</text:span></text:p>
          </table:table-cell>
          <table:table-cell table:style-name="Table1.A1" office:value-type="string">
            <text:p text:style-name="P12"><text:span text:style-name="T3">CV PRESS</text:span></text:p>
          </table:table-cell>
          <table:table-cell table:style-name="Table1.A1" office:value-type="string">
            <text:p text:style-name="P12"><text:span text:style-name="T3">Kaggle Score</text:span></text:p>
          </table:table-cell>
        </table:table-row>
        <table:table-row table:style-name="Table1.1">
          <table:table-cell table:style-name="Table1.A1" office:value-type="string">
            <text:p text:style-name="P12"><text:span text:style-name="T2">Forward <text:s/></text:span></text:p>
          </table:table-cell>
          <table:table-cell table:style-name="Table1.A1" office:value-type="string">
            <text:p text:style-name="P12"><text:span text:style-name="T2">.89</text:span></text:p>
          </table:table-cell>
          <table:table-cell table:style-name="Table1.A1" office:value-type="string">
            <text:p text:style-name="P12"><text:span text:style-name="T2">1272</text:span></text:p>
          </table:table-cell>
          <table:table-cell table:style-name="Table1.A1" office:value-type="string">
            <text:p text:style-name="P12"><text:span text:style-name="T2">.721</text:span></text:p>
          </table:table-cell>
        </table:table-row>
        <table:table-row table:style-name="Table1.1">
          <table:table-cell table:style-name="Table1.A1" office:value-type="string">
            <text:p text:style-name="P12"><text:span text:style-name="T2">Backward</text:span></text:p>
          </table:table-cell>
          <table:table-cell table:style-name="Table1.A1" office:value-type="string">
            <text:p text:style-name="P12"><text:span text:style-name="T2">.78</text:span></text:p>
          </table:table-cell>
          <table:table-cell table:style-name="Table1.A1" office:value-type="string">
            <text:p text:style-name="P12"><text:span text:style-name="T2">1590</text:span></text:p>
          </table:table-cell>
          <table:table-cell table:style-name="Table1.A1" office:value-type="string">
            <text:p text:style-name="P12"><text:span text:style-name="T2">.945</text:span></text:p>
          </table:table-cell>
        </table:table-row>
        <table:table-row table:style-name="Table1.1">
          <table:table-cell table:style-name="Table1.A1" office:value-type="string">
            <text:p text:style-name="P12"><text:span text:style-name="T2">Stepwise</text:span></text:p>
          </table:table-cell>
          <table:table-cell table:style-name="Table1.A1" office:value-type="string">
            <text:p text:style-name="P12"><text:span text:style-name="T2">.81</text:span></text:p>
          </table:table-cell>
          <table:table-cell table:style-name="Table1.A1" office:value-type="string">
            <text:p text:style-name="P12"><text:span text:style-name="T2">2001</text:span></text:p>
          </table:table-cell>
          <table:table-cell table:style-name="Table1.A1" office:value-type="string">
            <text:p text:style-name="P12"><text:span text:style-name="T2">.888</text:span></text:p>
          </table:table-cell>
        </table:table-row>
        <table:table-row table:style-name="Table1.1">
          <table:table-cell table:style-name="Table1.A1" office:value-type="string">
            <text:p text:style-name="P12"><text:span text:style-name="T2">CUSTOM</text:span></text:p>
          </table:table-cell>
          <table:table-cell table:style-name="Table1.A1" office:value-type="string">
            <text:p text:style-name="P12"><text:span text:style-name="T2">.87</text:span></text:p>
          </table:table-cell>
          <table:table-cell table:style-name="Table1.A1" office:value-type="string">
            <text:p text:style-name="P12"><text:span text:style-name="T2">900</text:span></text:p>
          </table:table-cell>
          <table:table-cell table:style-name="Table1.A1" office:value-type="string">
            <text:p text:style-name="P12"><text:span text:style-name="T2">.2345</text:span></text:p>
          </table:table-cell>
        </table:table-row>
      </table:table>
      <text:p text:style-name="Standard"/>
      <text:p text:style-name="Standard">NOTE 1: ALL ANALYSES MUST BE DONE IN SAS and all code must be placed in the appendix. <text:s/>Part of the grading process will be to run the code and verify the Kaggle score for each group.</text:p>
      <text:p text:style-name="Standard"/>
      <text:p text:style-name="Standard">Note 2: An extra 3 points on the final exam will be awarded to the team with the model with the lowest (best) Kaggle Score. <text:s/>In the unlikely event of a tie will split these points. <text:s/></text:p>
      <text:p text:style-name="Standard"/>
      <text:p text:style-name="Standard"><text:span text:style-name="T9">Deliverables:</text:span></text:p>
      <text:p text:style-name="Standard">Your group is to turn in a paper should be no more than 7 pages long (without the appendix). Please put your code in the appendix. If you are concerned with staying within the allotted 7 pages, put more screenshots and such in the appendix.</text:p>
      <text:p text:style-name="Standard"/>
      <text:p text:style-name="Standard"><text:span text:style-name="T9">Sample Format</text:span></text:p>
      <text:p text:style-name="Standard">Required deliverables in the complete report: </text:p>
      <text:p text:style-name="Standard">The format of your paper (headers, sections, etc.) is flexible, although it should contain the following information. <text:s/></text:p>
      <text:p text:style-name="Standard"/>
      <text:p text:style-name="Standard">Introduction </text:p>
      <text:p text:style-name="Standard"/>
      <text:p text:style-name="Standard">Data Description </text:p>
      <text:p text:style-name="P2">(Where did the data come from? <text:s/>How big is it? How many observations? <text:s/>Where can we find out more? <text:s/>What are the specific variables that we need to know with respect to your analysis?)</text:p>
      <text:p text:style-name="Standard"/>
      <text:p text:style-name="Standard">Analysis Question 1:</text:p>
      <text:p text:style-name="Standard"><text:tab/>Restatement of Problem </text:p>
      <text:p text:style-name="P3"/>
      <text:p text:style-name="P4"><text:soft-page-break/><text:tab/>Build and Fit the Model</text:p>
      <text:p text:style-name="P4"><text:tab/><text:span text:style-name="T9"> </text:span></text:p>
      <text:p text:style-name="P4"><text:span text:style-name="T9"><text:tab/></text:span>Checking Assumptions </text:p>
      <text:p text:style-name="P4"><text:span text:style-name="T9"><text:tab/><text:tab/></text:span>Residual Plots </text:p>
      <text:p text:style-name="P4"><text:tab/><text:tab/>Influential point analysis (Cook’s D and Leverage)</text:p>
      <text:p text:style-name="P4"><text:tab/><text:tab/>Make sure to address each assumption.</text:p>
      <text:p text:style-name="P4"/>
      <text:p text:style-name="Standard"><text:tab/>Comparing Competing Models</text:p>
      <text:p text:style-name="Standard"><text:tab/><text:tab/>Adj R<text:span text:style-name="T10">2</text:span> <text:s/></text:p>
      <text:p text:style-name="Standard"><text:tab/><text:tab/>Internal CV Press <text:s/></text:p>
      <text:p text:style-name="Standard"><text:tab/></text:p>
      <text:p text:style-name="Standard"><text:tab/>Parameters</text:p>
      <text:p text:style-name="Standard"><text:tab/><text:tab/>Estimates</text:p>
      <text:p text:style-name="Standard"><text:tab/><text:tab/>Interpretation </text:p>
      <text:p text:style-name="Standard"><text:tab/><text:tab/>Confidence Intervals </text:p>
      <text:p text:style-name="P1"/>
      <text:p text:style-name="P3">Conclusion</text:p>
      <text:p text:style-name="P3"><text:tab/>A short summary of the analysis.</text:p>
      <text:p text:style-name="Standard"><text:tab/></text:p>
      <text:p text:style-name="Standard"/>
      <text:p text:style-name="Standard"/>
      <text:p text:style-name="Standard">Analysis Question 2</text:p>
      <text:p text:style-name="P3">Restatement of Problem </text:p>
      <text:p text:style-name="P3"/>
      <text:p text:style-name="P3">Model Selection</text:p>
      <text:p text:style-name="Standard"><text:tab/><text:tab/>Type of Selection</text:p>
      <text:p text:style-name="P4"><text:tab/><text:tab/><text:tab/>Stepwise</text:p>
      <text:p text:style-name="P6">Forward</text:p>
      <text:p text:style-name="P6">Backward</text:p>
      <text:p text:style-name="P6">Custom <text:tab/><text:tab/><text:span text:style-name="T9"> </text:span></text:p>
      <text:p text:style-name="P5"/>
      <text:p text:style-name="P4"><text:span text:style-name="T9"><text:tab/><text:tab/></text:span>Checking Assumptions </text:p>
      <text:p text:style-name="P4"><text:span text:style-name="T9"><text:tab/><text:tab/><text:tab/></text:span>Residual Plots</text:p>
      <text:p text:style-name="P4"><text:tab/><text:tab/><text:tab/>Influential point analysis (Cook’s D and Leverage)</text:p>
      <text:p text:style-name="P4"><text:tab/><text:tab/><text:tab/>Make sure to address each assumption</text:p>
      <text:p text:style-name="P5"/>
      <text:p text:style-name="Standard"><text:tab/><text:tab/>Comparing Competing Models</text:p>
      <text:p text:style-name="Standard"><text:tab/><text:tab/><text:tab/>Adj R<text:span text:style-name="T10">2</text:span> <text:s text:c="2"/></text:p>
      <text:p text:style-name="Standard"><text:tab/><text:tab/><text:tab/>Internal CV Press <text:s text:c="2"/></text:p>
      <text:p text:style-name="Standard"><text:tab/><text:tab/><text:tab/>Kaggle Score </text:p>
      <text:p text:style-name="Standard"/>
      <text:p text:style-name="Standard"><text:tab/><text:tab/>Conclusion: A short summary of the analysis. <text:s/></text:p>
      <text:p text:style-name="Standard"><text:tab/></text:p>
      <text:p text:style-name="Standard"/>
      <text:p text:style-name="P3">Appendix</text:p>
      <text:p text:style-name="P3"><text:tab/>Well commented SAS Code for Analysis 1 and 2 </text:p>
      <text:p text:style-name="P3"/>
      <text:p text:style-name="P3"/>
      <text:p text:style-name="Standard"><text:soft-page-break/><text:span text:style-name="T9">Rubric:</text:span></text:p>
      <text:p text:style-name="P3">Presentation (30%):</text:p>
      <text:p text:style-name="P3"><text:tab/>Organized paper with title, headings, subheadings, etc.</text:p>
      <text:p text:style-name="Standard"><text:tab/><text:tab/>Labeled plots, figures, tables and charts.</text:p>
      <text:p text:style-name="P7"><text:tab/><text:tab/>Every plot, figure, table and chart included is referenced in the paper and vice versa. </text:p>
      <text:p text:style-name="Standard"><text:tab/><text:tab/>No spelling or grammatical errors. <text:s/></text:p>
      <text:p text:style-name="P3">Analysis Question 1: (35%)</text:p>
      <text:p text:style-name="P3">Analysis Question 2: (3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Helvetica Neue" fo:font-family="'Helvetica Neue'" style:font-family-generic="roman" style:font-pitch="variable" fo:font-size="11pt" style:font-size-asian="11pt"/>
    </style:style>
    <style:style style:name="ListLabel_20_8" style:display-name="ListLabel 8" style:family="text">
      <style:text-properties style:font-name="Helvetica Neue" fo:font-family="'Helvetica Neue'" style:font-family-generic="roman" style:font-pitch="variable" fo:font-size="11pt" fo:font-weight="bold" style:font-size-asian="11pt"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189in" fo:margin-bottom="0.5874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dc:creator>Microsoft Office User</dc:creator>
    <meta:editing-cycles>4</meta:editing-cycles>
    <meta:creation-date>2018-03-31T04:08:00</meta:creation-date>
    <dc:date>2019-07-15T23:13:00</dc:date>
    <meta:editing-duration>PT2M</meta:editing-duration>
    <meta:generator>LibreOffice/6.1.6.3$Linux_X86_64 LibreOffice_project/10$Build-3</meta:generator>
    <meta:document-statistic meta:table-count="1" meta:image-count="0" meta:object-count="0" meta:page-count="4" meta:paragraph-count="91" meta:word-count="940" meta:character-count="5774" meta:non-whitespace-character-count="48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